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0.7pt"/>
    </style:style>
    <style:style style:name="co2" style:family="table-column">
      <style:table-column-properties fo:break-before="auto" style:column-width="260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Tarea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string" calcext:value-type="string">
            <text:p>Mesas</text:p>
          </table:table-cell>
          <table:table-cell office:value-type="string" calcext:value-type="string">
            <text:p>Estandarizar funcion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edido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MB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4:06:54.435850674</meta:creation-date>
    <dc:date>2019-01-27T14:10:57.287628235</dc:date>
    <meta:editing-duration>PT4M4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